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4.179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2.466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3.681cm"/>
    </style:style>
    <style:style style:name="co8" style:family="table-column">
      <style:table-column-properties fo:break-before="auto" style:column-width="4.06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Ожидаемое число шагов</text:p>
          </table:table-cell>
          <table:table-cell office:value-type="string" calcext:value-type="string">
            <text:p><text:s/>Реальное число шагов</text:p>
          </table:table-cell>
          <table:table-cell table:style-name="Default" office:value-type="string" calcext:value-type="string">
            <text:p><text:s/>dx ожидаемое</text:p>
          </table:table-cell>
          <table:table-cell table:style-name="Default" office:value-type="string" calcext:value-type="string">
            <text:p><text:s/>dx реальное</text:p>
          </table:table-cell>
          <table:table-cell office:value-type="string" calcext:value-type="string">
            <text:p><text:s/>Разность постоянна?</text:p>
          </table:table-cell>
          <table:table-cell office:value-type="string" calcext:value-type="string">
            <text:p><text:s/>Полученный результат</text:p>
          </table:table-cell>
          <table:table-cell office:value-type="string" calcext:value-type="string">
            <text:p><text:s/>Требуемый результат</text:p>
          </table:table-cell>
          <table:table-cell office:value-type="string" calcext:value-type="string">
            <text:p>Относительная ошибка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table:style-name="ce1" office:value-type="float" office:value="0.000000119209" calcext:value-type="float">
            <text:p>1,19E-007</text:p>
          </table:table-cell>
          <table:table-cell table:style-name="ce1" office:value-type="float" office:value="0.000000104308" calcext:value-type="float">
            <text:p>1,04E-007</text:p>
          </table:table-cell>
          <table:table-cell table:formula="of:=([.F2]-[.G2])/[.G2]" office:value-type="float" office:value="0.142855773286805" calcext:value-type="float">
            <text:p>0,142855773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table:style-name="ce1" office:value-type="float" office:value="0.000000238419" calcext:value-type="float">
            <text:p>2,38E-007</text:p>
          </table:table-cell>
          <table:table-cell table:style-name="ce1" office:value-type="float" office:value="0.000000208616" calcext:value-type="float">
            <text:p>2,09E-007</text:p>
          </table:table-cell>
          <table:table-cell table:formula="of:=([.F3]-[.G3])/[.G3]" office:value-type="float" office:value="0.142860566782989" calcext:value-type="float">
            <text:p>0,142860566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table:number-columns-repeated="2" table:style-name="ce1" office:value-type="float" office:value="0.000000417233" calcext:value-type="float">
            <text:p>4,17E-007</text:p>
          </table:table-cell>
          <table:table-cell table:formula="of:=([.F4]-[.G4])/[.G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table:style-name="ce1" office:value-type="float" office:value="0.000000730157" calcext:value-type="float">
            <text:p>7,30E-007</text:p>
          </table:table-cell>
          <table:table-cell table:style-name="ce1" office:value-type="float" office:value="0.000000834465" calcext:value-type="float">
            <text:p>8,34E-007</text:p>
          </table:table-cell>
          <table:table-cell table:formula="of:=([.F5]-[.G5])/[.G5]" office:value-type="float" office:value="-0.124999850203424" calcext:value-type="float">
            <text:p>-0,12499985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table:style-name="ce1" office:value-type="float" office:value="0.00000146031" calcext:value-type="float">
            <text:p>1,46E-006</text:p>
          </table:table-cell>
          <table:table-cell table:style-name="ce1" office:value-type="float" office:value="0.00000166893" calcext:value-type="float">
            <text:p>1,67E-006</text:p>
          </table:table-cell>
          <table:table-cell table:formula="of:=([.F6]-[.G6])/[.G6]" office:value-type="float" office:value="-0.125002246948644" calcext:value-type="float">
            <text:p>-0,12500224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table:style-name="ce1" office:value-type="float" office:value="0.00000292063" calcext:value-type="float">
            <text:p>2,92E-006</text:p>
          </table:table-cell>
          <table:table-cell table:style-name="ce1" office:value-type="float" office:value="0.00000333786" calcext:value-type="float">
            <text:p>3,34E-006</text:p>
          </table:table-cell>
          <table:table-cell table:formula="of:=([.F7]-[.G7])/[.G7]" office:value-type="float" office:value="-0.124999251017119" calcext:value-type="float">
            <text:p>-0,1249992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table:style-name="ce1" office:value-type="float" office:value="0.00000584126" calcext:value-type="float">
            <text:p>5,84E-006</text:p>
          </table:table-cell>
          <table:table-cell table:style-name="ce1" office:value-type="float" office:value="0.00000667572" calcext:value-type="float">
            <text:p>6,68E-006</text:p>
          </table:table-cell>
          <table:table-cell table:formula="of:=([.F8]-[.G8])/[.G8]" office:value-type="float" office:value="-0.124999251017119" calcext:value-type="float">
            <text:p>-0,1249992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table:style-name="ce1" office:value-type="float" office:value="0.0000116825" calcext:value-type="float">
            <text:p>1,17E-005</text:p>
          </table:table-cell>
          <table:table-cell table:style-name="ce1" office:value-type="float" office:value="0.0000133514" calcext:value-type="float">
            <text:p>1,34E-005</text:p>
          </table:table-cell>
          <table:table-cell table:formula="of:=([.F9]-[.G9])/[.G9]" office:value-type="float" office:value="-0.124998127537187" calcext:value-type="float">
            <text:p>-0,12499812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table:style-name="ce1" office:value-type="float" office:value="0.000023365" calcext:value-type="float">
            <text:p>2,34E-005</text:p>
          </table:table-cell>
          <table:table-cell table:style-name="ce1" office:value-type="float" office:value="0.0000267029" calcext:value-type="float">
            <text:p>2,67E-005</text:p>
          </table:table-cell>
          <table:table-cell table:formula="of:=([.F10]-[.G10])/[.G10]" office:value-type="float" office:value="-0.125001404341851" calcext:value-type="float">
            <text:p>-0,125001404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table:style-name="ce1" office:value-type="float" office:value="0.00004673" calcext:value-type="float">
            <text:p>4,67E-005</text:p>
          </table:table-cell>
          <table:table-cell table:style-name="ce1" office:value-type="float" office:value="0.0000534058" calcext:value-type="float">
            <text:p>5,34E-005</text:p>
          </table:table-cell>
          <table:table-cell table:formula="of:=([.F11]-[.G11])/[.G11]" office:value-type="float" office:value="-0.125001404341851" calcext:value-type="float">
            <text:p>-0,12500140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96" calcext:value-type="float">
            <text:p>896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table:style-name="ce1" office:value-type="float" office:value="0.0000934601" calcext:value-type="float">
            <text:p>9,35E-005</text:p>
          </table:table-cell>
          <table:table-cell office:value-type="float" office:value="0.000106812" calcext:value-type="float">
            <text:p>0,000106812</text:p>
          </table:table-cell>
          <table:table-cell table:formula="of:=([.F12]-[.G12])/[.G12]" office:value-type="float" office:value="-0.125003744897577" calcext:value-type="float">
            <text:p>-0,125003744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92" calcext:value-type="float">
            <text:p>1792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00018692" calcext:value-type="float">
            <text:p>0,00018692</text:p>
          </table:table-cell>
          <table:table-cell office:value-type="float" office:value="0.000213623" calcext:value-type="float">
            <text:p>0,000213623</text:p>
          </table:table-cell>
          <table:table-cell table:formula="of:=([.F13]-[.G13])/[.G13]" office:value-type="float" office:value="-0.125000585142986" calcext:value-type="float">
            <text:p>-0,125000585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584" calcext:value-type="float">
            <text:p>3584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00037384" calcext:value-type="float">
            <text:p>0,00037384</text:p>
          </table:table-cell>
          <table:table-cell office:value-type="float" office:value="0.000427246" calcext:value-type="float">
            <text:p>0,000427246</text:p>
          </table:table-cell>
          <table:table-cell table:formula="of:=([.F14]-[.G14])/[.G14]" office:value-type="float" office:value="-0.125000585142986" calcext:value-type="float">
            <text:p>-0,125000585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168" calcext:value-type="float">
            <text:p>7168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000747681" calcext:value-type="float">
            <text:p>0,000747681</text:p>
          </table:table-cell>
          <table:table-cell office:value-type="float" office:value="0.000854492" calcext:value-type="float">
            <text:p>0,000854492</text:p>
          </table:table-cell>
          <table:table-cell table:formula="of:=([.F15]-[.G15])/[.G15]" office:value-type="float" office:value="-0.124999414857015" calcext:value-type="float">
            <text:p>-0,124999414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4336" calcext:value-type="float">
            <text:p>14336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00149536" calcext:value-type="float">
            <text:p>0,00149536</text:p>
          </table:table-cell>
          <table:table-cell office:value-type="float" office:value="0.00170898" calcext:value-type="float">
            <text:p>0,00170898</text:p>
          </table:table-cell>
          <table:table-cell table:formula="of:=([.F16]-[.G16])/[.G16]" office:value-type="float" office:value="-0.124998537139112" calcext:value-type="float">
            <text:p>-0,124998537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8672" calcext:value-type="float">
            <text:p>28672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00299072" calcext:value-type="float">
            <text:p>0,00299072</text:p>
          </table:table-cell>
          <table:table-cell office:value-type="float" office:value="0.00341797" calcext:value-type="float">
            <text:p>0,00341797</text:p>
          </table:table-cell>
          <table:table-cell table:formula="of:=([.F17]-[.G17])/[.G17]" office:value-type="float" office:value="-0.125001097142456" calcext:value-type="float">
            <text:p>-0,125001097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00598145" calcext:value-type="float">
            <text:p>0,00598145</text:p>
          </table:table-cell>
          <table:table-cell office:value-type="float" office:value="0.00683594" calcext:value-type="float">
            <text:p>0,00683594</text:p>
          </table:table-cell>
          <table:table-cell table:formula="of:=([.F18]-[.G18])/[.G18]" office:value-type="float" office:value="-0.124999634285848" calcext:value-type="float">
            <text:p>-0,124999634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0119629" calcext:value-type="float">
            <text:p>0,0119629</text:p>
          </table:table-cell>
          <table:table-cell office:value-type="float" office:value="0.0136719" calcext:value-type="float">
            <text:p>0,0136719</text:p>
          </table:table-cell>
          <table:table-cell table:formula="of:=([.F19]-[.G19])/[.G19]" office:value-type="float" office:value="-0.125000914284042" calcext:value-type="float">
            <text:p>-0,125000914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0239258" calcext:value-type="float">
            <text:p>0,0239258</text:p>
          </table:table-cell>
          <table:table-cell office:value-type="float" office:value="0.0273438" calcext:value-type="float">
            <text:p>0,0273438</text:p>
          </table:table-cell>
          <table:table-cell table:formula="of:=([.F20]-[.G20])/[.G20]" office:value-type="float" office:value="-0.125000914284042" calcext:value-type="float">
            <text:p>-0,125000914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0478516" calcext:value-type="float">
            <text:p>0,0478516</text:p>
          </table:table-cell>
          <table:table-cell office:value-type="float" office:value="0.0546875" calcext:value-type="float">
            <text:p>0,0546875</text:p>
          </table:table-cell>
          <table:table-cell table:formula="of:=([.F21]-[.G21])/[.G21]" office:value-type="float" office:value="-0.124999314285714" calcext:value-type="float">
            <text:p>-0,124999314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0957031" calcext:value-type="float">
            <text:p>0,0957031</text:p>
          </table:table-cell>
          <table:table-cell office:value-type="float" office:value="0.109375" calcext:value-type="float">
            <text:p>0,109375</text:p>
          </table:table-cell>
          <table:table-cell table:formula="of:=([.F22]-[.G22])/[.G22]" office:value-type="float" office:value="-0.125000228571429" calcext:value-type="float">
            <text:p>-0,125000228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191406" calcext:value-type="float">
            <text:p>0,191406</text:p>
          </table:table-cell>
          <table:table-cell office:value-type="float" office:value="0.21875" calcext:value-type="float">
            <text:p>0,21875</text:p>
          </table:table-cell>
          <table:table-cell table:formula="of:=([.F23]-[.G23])/[.G23]" office:value-type="float" office:value="-0.125001142857143" calcext:value-type="float">
            <text:p>-0,125001142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000000104308" calcext:value-type="float">
            <text:p>1,04E-007</text:p>
          </table:table-cell>
          <table:table-cell office:value-type="float" office:value="0.000000119209" calcext:value-type="float">
            <text:p>1,19E-007</text:p>
          </table:table-cell>
          <table:table-cell office:value-type="string" calcext:value-type="string">
            <text:p><text:s/>true</text:p>
          </table:table-cell>
          <table:table-cell office:value-type="float" office:value="0.401786" calcext:value-type="float">
            <text:p>0,401786</text:p>
          </table:table-cell>
          <table:table-cell office:value-type="float" office:value="0.4375" calcext:value-type="float">
            <text:p>0,4375</text:p>
          </table:table-cell>
          <table:table-cell table:formula="of:=([.F24]-[.G24])/[.G24]" office:value-type="float" office:value="-0.0816320000000001" calcext:value-type="float">
            <text:p>-0,081632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Dx = 1.11 2^-24</text:p>
          </table:table-cell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7T21:00:39.110495538</dc:date>
    <meta:document-statistic meta:table-count="1" meta:cell-count="193" meta:object-count="0"/>
    <meta:generator>LibreOffice/4.1.6.2$Linux_X86_64 LibreOffice_project/410m0$Build-2</meta:generator>
  </office:meta>
</office:document-meta>
</file>